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language="es" fo:country="ES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ES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language="es" fo:country="ES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language="es" fo:country="ES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Arial" fo:language="es" fo:country="ES"/>
    </style:style>
    <style:style style:name="P10" style:family="paragraph" style:parent-style-name="Standard">
      <style:paragraph-properties fo:text-align="justify" style:justify-single-word="false"/>
      <style:text-properties style:font-name="Arial" fo:language="es" fo:country="ES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language="es" fo:country="ES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font-name="Arial" fo:language="es" fo:country="ES"/>
    </style:style>
    <style:style style:name="T2" style:family="text">
      <style:text-properties style:font-name="Arial" fo:language="es" fo:country="E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Actividades EIE página 56</text:span></text:p>
      <text:p text:style-name="P5"><text:span text:style-name="T2"/></text:p>
      <text:p text:style-name="P5"><text:span text:style-name="T2">1.- <text:tab/>Dime cuáles son las dos características básicas que debe reunir una &lt;&lt;buena <text:tab/>idea&gt;&gt; y elige tres productos (bienes o servicios) que cumplan con dichos <text:tab/>atributos</text:span><text:span text:style-name="T1">.</text:span></text:p>
      <text:p text:style-name="P3"/>
      <text:list xml:id="list2298667918658232493" text:style-name="L1">
        <text:list-item>
          <text:p text:style-name="P7">Satisface muchas necesidades</text:p>
          <text:p text:style-name="P7"/>
        </text:list-item>
        <text:list-item>
          <text:p text:style-name="P7">Factor diferenciador contrastado</text:p>
        </text:list-item>
      </text:list>
      <text:p text:style-name="P3"/>
      <text:p text:style-name="P3"><text:tab/>Amazon, Netflix, Cascos inalámbricos.</text:p>
      <text:p text:style-name="P3"/>
      <text:p text:style-name="P4"/>
      <text:p text:style-name="P4">2.-<text:tab/>De entre todas las cualidades que debe atesorar un emprendedor, elige <text:tab/>aquellas que consideres más importantes y explica porqué.</text:p>
      <text:p text:style-name="P3"/>
      <text:list xml:id="list5893588174030847595" text:style-name="L2">
        <text:list-item>
          <text:p text:style-name="P8"><text:span text:style-name="T3">Pasión:</text:span> Necesitas que lo que estés haciendo te guste porque le vas a dedicar mucho tiempo.</text:p>
          <text:p text:style-name="P8"/>
        </text:list-item>
        <text:list-item>
          <text:p text:style-name="P8"><text:span text:style-name="T3">Ambición:</text:span> Si vas a emprender quieres ganar dinero, sino lo dejas como hobby.</text:p>
          <text:p text:style-name="P8"/>
        </text:list-item>
        <text:list-item>
          <text:p text:style-name="P8"><text:span text:style-name="T3">Iniciativa:</text:span> Al principio seguramente estés solo por lo que necesitarás resolver tu los problemas.</text:p>
          <text:p text:style-name="P8"/>
        </text:list-item>
        <text:list-item>
          <text:p text:style-name="P8">Creatividad: Para poder resolver problemas que te surjan.</text:p>
        </text:list-item>
      </text:list>
      <text:p text:style-name="P3"/>
      <text:p text:style-name="P11">5.-<text:tab/>A continuación te voy a presentar tres objetos y debes aplicarles factores <text:s/><text:tab/>diferenciadores que hora mismo no tienen:</text:p>
      <text:p text:style-name="P3"/>
      <text:list xml:id="list9020048328549474938" text:style-name="L3">
        <text:list-item>
          <text:p text:style-name="P9"><text:span text:style-name="T3">Toalla de playa:</text:span> Que se pueda enrollar como un bolso para poder llevar cosas dentro.</text:p>
          <text:p text:style-name="P9"/>
        </text:list-item>
        <text:list-item>
          <text:p text:style-name="P9"><text:span text:style-name="T3">Gafas de sol:</text:span> Que cambien según el sol que reciban.</text:p>
          <text:p text:style-name="P9"/>
        </text:list-item>
        <text:list-item>
          <text:p text:style-name="P9"><text:span text:style-name="T3">Sombrilla: </text:span>Que si nota que esta flotando se cierre automáticamente.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EIE</text:p>
            </table:table-cell>
            <table:table-cell table:style-name="Tabla1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5T13:31:44.169399553</meta:creation-date>
    <dc:date>2020-11-23T18:52:49.25</dc:date>
    <meta:editing-duration>PT20M37S</meta:editing-duration>
    <meta:editing-cycles>4</meta:editing-cycles>
    <meta:generator>OpenOffice/4.1.3$Win32 OpenOffice.org_project/413m1$Build-9783</meta:generator>
    <dc:creator>Carlos Guillermo Valenzuela García</dc:creator>
    <meta:document-statistic meta:table-count="1" meta:image-count="0" meta:object-count="0" meta:page-count="1" meta:paragraph-count="16" meta:word-count="179" meta:character-count="1112"/>
  </office:meta>
</office:document-meta>
</file>